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c7bb" officeooo:paragraph-rsid="001ac7bb"/>
    </style:style>
    <style:style style:name="P2" style:family="paragraph" style:parent-style-name="Standard">
      <style:text-properties officeooo:rsid="001c8e72" officeooo:paragraph-rsid="001c8e72"/>
    </style:style>
    <style:style style:name="P3" style:family="paragraph" style:parent-style-name="Standard">
      <style:text-properties officeooo:rsid="001ea7ef" officeooo:paragraph-rsid="001ea7ef"/>
    </style:style>
    <style:style style:name="P4" style:family="paragraph" style:parent-style-name="Standard">
      <style:text-properties officeooo:paragraph-rsid="002399c1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c8e72" officeooo:paragraph-rsid="001c8e72"/>
    </style:style>
    <style:style style:name="P7" style:family="paragraph" style:parent-style-name="Text_20_body">
      <style:text-properties officeooo:paragraph-rsid="00217d78"/>
    </style:style>
    <style:style style:name="P8" style:family="paragraph" style:parent-style-name="Text_20_body">
      <style:text-properties officeooo:rsid="00217d78" officeooo:paragraph-rsid="00217d78"/>
    </style:style>
    <style:style style:name="P9" style:family="paragraph" style:parent-style-name="Text_20_body">
      <style:text-properties officeooo:paragraph-rsid="00243b33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Heading_20_2">
      <style:text-properties officeooo:paragraph-rsid="00217d78"/>
    </style:style>
    <style:style style:name="T1" style:family="text">
      <style:text-properties officeooo:rsid="001c8e72"/>
    </style:style>
    <style:style style:name="T2" style:family="text">
      <style:text-properties fo:font-weight="bold"/>
    </style:style>
    <style:style style:name="T3" style:family="text">
      <style:text-properties officeooo:rsid="001ea7ef"/>
    </style:style>
    <style:style style:name="T4" style:family="text">
      <style:text-properties officeooo:rsid="00217d78"/>
    </style:style>
    <style:style style:name="T5" style:family="text">
      <style:text-properties officeooo:rsid="00243b3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jure é um dialeto de LISP, criado por Rich Hickey.<text:line-break/>Possui enfase em programação funcional e é executada numa máquina virtual java, possui também outros ambientes como o Clojure CLR que compila para .net e o ClojureScript que compila para JavaScript.<text:line-break/>Incentiva a imutabilidade de dados e estruturas de dados.<text:line-break/>Usado por empresas como Walmart, Puppet Labs, B2w, americanas, submarino e etc.<text:line-break/>Sua primeira versão estável foi a versão 1.0, lançada em 4 de maio de 2009.<text:span text:style-name="T3">(2007??)</text:span></text:p>
      <text:p text:style-name="P1">Rich Hickey trabalhou na dotLisp, um projeto com base na plataforma .NET. Ele desenvolveu a interface jfli(uma ponte de recursos do java para LISP), FOIL(interface de objetos externos LISP), Lisplets(interface amigável do Lisp para Java Servlets).<text:line-break/>Foi levado 2 anos e meio de trabalho exclusivo e sem financiamento externo para que a linguagem clojure fosse lançada publicamente. Terminado o tempo ele enviou um e-mail anunciando a mesma a amigos da comunidade Common Lisp.<text:line-break/>Seu desenvolvimento se dá até os dias atuais <text:span text:style-name="T1">no site da comunidade Clojure, nele contem todos os <text:s/>documentos e até mesmo um <text:s/>rastreador de erros onde pubs e problemas podem ser reportados.</text:span></text:p>
      <text:p text:style-name="P2">Existe um grupo google de desenvolvimento e discussões gerais. Qualquer pode enviar relatórios de erros, ou até mesmo, contribuir com correções, apenas é preciso assinar um termo de Contribuição Clojure, que posteriormente são aprovadas pelo próprio Rich.</text:p>
      <text:p text:style-name="P2">Clojure foi desenvolvida através do desejo de uma versão moderna de LISP para PF, mesclada com a plataforma Java e desenhada para computação concorrente.</text:p>
      <text:p text:style-name="P2"/>
      <text:p text:style-name="P2">O código clojure gera um bitecode java que pode ser executado em qualquer plataforma com a máquina virtual java.</text:p>
      <text:p text:style-name="P2"/>
      <text:p text:style-name="P6">Variações da linguagem Clojure têm sido desenvolvidas para plataformas diferentes das indicadas acima: </text:p>
      <text:list xml:id="list2142134198" text:style-name="L1">
        <text:list-item>
          <text:p text:style-name="P10"><text:span text:style-name="T2">las3r</text:span>, um subconjunto de Clojure que é executado no ActionScript Virtual Machine (a plataforma <text:a xlink:type="simple" xlink:href="https://pt.wikipedia.org/wiki/Adobe_Flash_Player" text:style-name="Internet_20_link" text:visited-style-name="Visited_20_Internet_20_Link">Adobe Flash Player</text:a>) </text:p>
        </text:list-item>
        <text:list-item>
          <text:p text:style-name="P10"><text:span text:style-name="T2">clojure-py</text:span>, uma implementação do Clojure em <text:a xlink:type="simple" xlink:href="https://pt.wikipedia.org/wiki/Python" text:style-name="Internet_20_link" text:visited-style-name="Visited_20_Internet_20_Link">Python</text:a> puro </text:p>
        </text:list-item>
        <text:list-item>
          <text:p text:style-name="P10"><text:span text:style-name="T2">rouge</text:span>, uma implementação do Clojure rodando na YARV em <text:a xlink:type="simple" xlink:href="https://pt.wikipedia.org/wiki/Ruby_(linguagem_de_programação)" text:style-name="Internet_20_link" text:visited-style-name="Visited_20_Internet_20_Link">Ruby</text:a> </text:p>
        </text:list-item>
        <text:list-item>
          <text:p text:style-name="P10"><text:span text:style-name="T2">CljPerl</text:span>, uma implementação do Clojure em Perl. </text:p>
        </text:list-item>
        <text:list-item>
          <text:p text:style-name="P5"><text:span text:style-name="T2">Pixie</text:span>, um dialeto <text:a xlink:type="simple" xlink:href="https://pt.wikipedia.org/wiki/Lisp" text:style-name="Internet_20_link" text:visited-style-name="Visited_20_Internet_20_Link">Lisp</text:a> inspirado na linguagem Clojure e escrito em RPython.</text:p>
        </text:list-item>
      </text:list>
      <text:p text:style-name="P3">Sua menor unidade é uma função.</text:p>
      <text:p text:style-name="P3"/>
      <text:p text:style-name="P4"><text:span text:style-name="T3">def é uma special form porque ele é parte integrante da linguagem, implementada de forma interna. Special forms nunca são simuláveis usando-se outra construção da linguagem – sempre dependem dos internos da mesma. Por exemplo, não dá pra simular o </text:span><text:span text:style-name="Source_20_Text"><text:span text:style-name="T3">if</text:span></text:span><text:span text:style-name="T3"> usando elementos da linguagem, porque o if só roda um dos ramos – se a condição do if for verdadeira, ele só rodará a primeira parte, senão, só rodará a segunda. Special forms, por definição, sempre tem comportamentos especiais.</text:span></text:p>
      <text:p text:style-name="P4">No caso do <text:span text:style-name="Source_20_Text">def</text:span>, ele cria uma variável (ou símbolo, usando o nome de Clojure para tal). Ele pede dois parâmetros – o primeiro é o nome do símbolo, e o segundo, o valor dele.</text:p>
      <text:p text:style-name="Text_20_body">Já no caso do <text:span text:style-name="Source_20_Text">if</text:span>, ele pede três parâmetros – o primeiro é a condição, o segundo é o ramo se a condição for verdadeira, é o terceiro é o ramo se a condição for falsa.</text:p>
      <text:p text:style-name="Text_20_body"><text:span text:style-name="Source_20_Text">def</text:span> só define símbolos <text:span text:style-name="Emphasis">globais</text:span>. Para símbolos <text:span text:style-name="Emphasis">locais</text:span>, usamos o que se chama de <text:span text:style-name="Emphasis">let-expression, O retorno de uma let-expression sempre será a última função rodada,</text:span></text:p>
      <text:p text:style-name="P9"><text:span text:style-name="Emphasis"><text:span text:style-name="T5">clojure,</text:span></text:span><text:span text:style-name="Emphasis"> linguagem é dinâmica e </text:span><text:span text:style-name="Emphasis"><text:span text:style-name="Strong_20_Emphasis">compilada</text:span></text:span></text:p>
      <text:p text:style-name="P3"/>
      <text:p text:style-name="P3"><text:soft-page-break/></text:p>
      <text:h text:style-name="Heading_20_2" text:outline-level="2">Notação Prefixada</text:h>
      <text:p text:style-name="Text_20_body">operadores aparecem antes dos opera<text:span text:style-name="T4">ndos.</text:span></text:p>
      <text:p text:style-name="P8">(soma 2 2)</text:p>
      <text:h text:style-name="Heading_20_3" text:outline-level="3">Oque é o Leiningen ?</text:h>
      <text:h text:style-name="Heading_20_3" text:outline-level="3">Oque é o REPL ?</text:h>
      <text:p text:style-name="Text_20_body"><text:span text:style-name="T4">É </text:span>um console que a linguagem disponibiliza pra você executar seu código.</text:p>
      <text:p text:style-name="Text_20_body"/>
      <text:p text:style-name="P7">validar suas ideias de maneira rápida <text:span text:style-name="T4">e</text:span>xecut<text:span text:style-name="T4">ando</text:span> pequenos códigos sem usar um arquivo. </text:p>
      <text:p text:style-name="P7"/>
      <text:h text:style-name="P11" text:outline-level="2">Macros</text:h>
      <text:p text:style-name="P7">elementos de LISP (e Clojure) que criam uma “pseudo-função”, meta programação (código que gera código),porém as macros são resolvidas em tempo compilação. Resumindo, macros são códigos que alteram a sintaxe digitada para retornar outra sintax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6:06:01.406697664</meta:creation-date>
    <dc:date>2020-04-08T16:33:58.622587636</dc:date>
    <meta:editing-duration>PT3H51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600" meta:character-count="3678" meta:non-whitespace-character-count="3097"/>
  </office:meta>
</office:document-meta>
</file>